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c487" officeooo:paragraph-rsid="000cc487"/>
    </style:style>
    <style:style style:name="P2" style:family="paragraph" style:parent-style-name="Standard" style:list-style-name="L1">
      <style:text-properties officeooo:rsid="000cc487" officeooo:paragraph-rsid="000cc487"/>
    </style:style>
    <style:style style:name="P3" style:family="paragraph" style:parent-style-name="Standard" style:list-style-name="L2">
      <style:text-properties officeooo:rsid="000cc487" officeooo:paragraph-rsid="000cc487"/>
    </style:style>
    <style:style style:name="P4" style:family="paragraph" style:parent-style-name="Standard" style:list-style-name="L2">
      <style:text-properties style:font-name="Liberation Serif" officeooo:rsid="000ce461" officeooo:paragraph-rsid="000ce461" style:font-name-asian="SimSun" style:font-name-complex="Mang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2</text:p>
      <text:p text:style-name="P1">Cuando la tierra diga basta</text:p>
      <text:p text:style-name="P1"/>
      <text:p text:style-name="P1"/>
      <text:p text:style-name="P1"/>
      <text:p text:style-name="P1"/>
      <text:p text:style-name="P1">Grammaire :</text:p>
      <text:list xml:id="list7821045962959791746" text:style-name="L1">
        <text:list-item>
          <text:p text:style-name="P2">Cuando + [subj]</text:p>
          <text:list>
            <text:list-header>
              <text:p text:style-name="P2">→ idée de futur</text:p>
            </text:list-header>
          </text:list>
        </text:list-item>
      </text:list>
      <text:p text:style-name="P1"/>
      <text:p text:style-name="P1"/>
      <text:p text:style-name="P1">Vocabulaire :</text:p>
      <text:list xml:id="list2039784110692780848" text:style-name="L2">
        <text:list-item>
          <text:p text:style-name="P3">La tierra = la Terre</text:p>
        </text:list-item>
        <text:list-item>
          <text:p text:style-name="P3">Quedar = rester</text:p>
        </text:list-item>
        <text:list-item>
          <text:p text:style-name="P3">Los recursos = les ressources</text:p>
        </text:list-item>
        <text:list-item>
          <text:p text:style-name="P3">Crecer = augmenter</text:p>
          <text:p text:style-name="P3"><text:span text:style-name="T1">≠</text:span><text:span text:style-name="T2"> decrecer</text:span></text:p>
          <text:p text:style-name="P4">El crecimiento económico = la croissance économique</text:p>
        </text:list-item>
        <text:list-item>
          <text:p text:style-name="P4">Las generaciones venideras = les générations futures</text:p>
        </text:list-item>
        <text:list-item>
          <text:p text:style-name="P4">Plantearse (una cuestión) = se poser (une question)</text:p>
        </text:list-item>
        <text:list-item>
          <text:p text:style-name="P4">El efecto invernadera = l’effet de serr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9:38:27.361000000</meta:creation-date>
    <dc:date>2018-09-17T18:31:23.328000000</dc:date>
    <meta:editing-duration>PT4M37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6" meta:word-count="77" meta:character-count="384" meta:non-whitespace-character-count="334"/>
  </office:meta>
</office:document-meta>
</file>